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400000172C0337056074DFA26.png" manifest:media-type="image/png"/>
  <manifest:file-entry manifest:full-path="Pictures/1000000000000336000001B85B284E321A131C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0.175cm" svg:y="10.292cm" svg:width="17.798cm" svg:height="8.19cm" draw:z-index="0"><draw:image xlink:href="Pictures/100002010000032400000172C0337056074DFA26.png" xlink:type="simple" xlink:show="embed" xlink:actuate="onLoad" loext:mime-type="image/png"/></draw:frame><draw:frame draw:style-name="fr1" draw:name="Figura2" text:anchor-type="paragraph" svg:x="-0.004cm" svg:y="-0.212cm" svg:width="17.228cm" svg:height="9.222cm" draw:z-index="1"><draw:image xlink:href="Pictures/1000000000000336000001B85B284E321A131CE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7:09:18.414000000</meta:creation-date>
    <dc:date>2022-06-17T18:04:13.624000000</dc:date>
    <meta:editing-duration>PT44M5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4.2$Windows_X86_64 LibreOffice_project/9b0d9b32d5dcda91d2f1a96dc04c645c450872bf</meta:generator>
  </office:meta>
</office:document-meta>
</file>